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Link to an article on sleep stages:<text:s text:c="2"/><text:tab/></text:span><text:a xlink:href="http://www.sleepdex.org/stages.htm"><text:span text:style-name="T2">http://www.sleepdex.org/stages.htm</text:span></text:a><text:span text:style-name="T3"/></text:p>
      <text:p text:style-name="P1"><text:span text:style-name="T3">Another sleep reference:<text:s text:c="4"/><text:tab/><text:tab/></text:span><text:a xlink:href="http://sleepfoundation.org/"><text:span text:style-name="T4">http://sleepfoundation.org/</text:span></text:a><text:span text:style-name="T5"/></text:p>
      <text:p text:style-name="P1"><text:span text:style-name="T5"/></text:p>
      <text:p text:style-name="P1"><text:span text:style-name="T5">Muse developemt kit:<text:s text:c="2"/></text:span><text:a xlink:href="http://www.choosemuse.com/developers/"><text:span text:style-name="T6">http://www.choosemuse.com/developers/</text:span></text:a><text:span text:style-name="T7"/></text:p>
      <text:p text:style-name="P1"><text:span text:style-name="T7">Muse library for Android developement :<text:s/></text:span><text:a xlink:href="https://sites.google.com/a/interaxon.ca/muse-developer-site/libmuse/android-development"><text:span text:style-name="T8">https://sites.google.com/a/interaxon.ca/muse-developer-site/libmuse/android-development</text:span></text:a><text:span text:style-name="T9"/></text:p>
      <text:p text:style-name="P1"><text:span text:style-name="T9"/></text:p>
      <text:p text:style-name="P1"><text:span text:style-name="T9">On usage of the Muse headband:</text:span></text:p>
      <text:p text:style-name="P1"><text:a xlink:href="http://callnerds.com/muse-headband-exercises-brain/"><text:span text:style-name="T10">http://callnerds.com/muse-headband-exercises-brain/</text:span></text:a><text:span text:style-name="T11"/></text:p>
      <text:p text:style-name="P1"><text:span text:style-name="T11"/></text:p>
      <text:p text:style-name="P1"><text:span text:style-name="T11">Couple new existing sleep monitoring products:</text:span></text:p>
      <text:p text:style-name="P1"><text:a xlink:href="https://www.fullpower.com/home/technology"><text:span text:style-name="T12">https://www.fullpower.com/home/technology</text:span></text:a><text:span text:style-name="T13"/></text:p>
      <text:p text:style-name="P1"><text:a xlink:href="http://www.advancedbrainmonitoring.com/sleep-profiler/"><text:span text:style-name="T14">http://www.advancedbrainmonitoring.com/sleep-profiler/</text:span></text:a><text:span text:style-name="T15"/></text:p>
      <text:p text:style-name="P1"><text:span text:style-name="T15"/></text:p>
      <text:p text:style-name="P1"><text:span text:style-name="T15">EEG related:</text:span></text:p>
      <text:p text:style-name="P1"><text:span text:style-name="T15">BCI:</text:span></text:p>
      <text:p text:style-name="P1"><text:a xlink:href="http://ercim-news.ercim.eu/en78/rd/openvibe-open-source-software-for-brain-computer-interfaces"><text:span text:style-name="T16">http://ercim-news.ercim.eu/en78/rd/openvibe-open-source-software-for-brain-computer-interfaces</text:span></text:a><text:span text:style-name="T17"/></text:p>
      <text:p text:style-name="P1"><text:a xlink:href="http://openvibe.inria.fr/"><text:span text:style-name="T18">http://openvibe.inria.fr/</text:span></text:a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